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<style:text-properties fo:font-weight="bold" style:font-weight-asian="bold" style:font-weight-complex="bold"/></style:style>
    <style:style style:name="fr2" style:family="graphic" style:parent-style-name="Formula"><style:graphic-properties style:vertical-pos="middle" style:vertical-rel="paragraph-content" style:horizontal-pos="center" style:horizontal-rel="paragraph-content" style:wrap="none"/></style:style>
    <style:style style:name="fr1" style:family="graphic" style:parent-style-name="Formula"><style:graphic-properties style:vertical-pos="middle" style:vertical-rel="text"/>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</office:automatic-styles>
  % --include-in-header
  % \showframe
  % % \showframe[edge]
  \showframe[cut]
  % \setupbackgrounds[page][frame=on]
  
  % % \showsetups
  % % \showmakeup
  % \showlayout
  % \showframe
  % \showlayoutcomponents
  % \showgrid
  % % \showboxes
  
  \enableregime[utf]
  \mainlanguage[en-GB]
  \setuppapersize[A4][A4]
  
  \usetypescriptfile[type-alegreya]
  \usetypescript[alegreya]
  \setupbodyfont[alegreya]
  \setupbodyfont[9.5pt]
  % \setupbodyfont[10pt]
  
  \setuplayout[
    marking=on,
    height=fit,
    width=fit,
    % leftmargin=2mm,
    rightmargin=0mm,
    left=2mm,
    right=2mm,
    rightedge=2mm,
    rightedgedistance=0mm,
    top=2mm,
    topspace=2mm,
    topdistance=2mm,
    bottom=2mm,
    bottomdistance=0mm,
    % headerdistance=0mm,
    % footerdistance=0mm,
    % topspace=8mm,
    % header=16pt,
    header=0pt,
    footer=16pt,
    % backspace=0mm
    backspace=8pt,
  ]
  
  % \setupwhitespace[flexible]
  % \setupwhitespace[big]
  % \setupblank[big]
  \setupwhitespace[small]
  \setupblank[small]
  % \setupblank[none]
  
  % \setupindenting[32pt]
  % \indenting[yes,next]
  % \setupindenting[yes,big]
  
  % \setupitemize[autointro]    % prevent orphan list intro
  % \setupitemize[indentnext=no]
  
  % \setupheader[style=\smallcaps]
  % \setupfooter[style=\smallcaps]
  \setupheader[
      numberstyle=smallcaps,
      style=smallcaps,
      textstyle=smallcaps,
    ]
  \setupfooter[
      numberstyle=smallcaps,
      style=smallcaps,
      textstyle=smallcaps,
    ]
  
  \setuphead
    [section, subsection, subsubsection, subsubsubsection, subsubsubsubsection]
    [
      placehead=no,
      page=no,
      continue=yes, % yes: If the section immediately follows a chapter it will be on the same page even though page=yes.
      % header=none,
      number=yes,
      numberstyle=smallcaps,
      style=bold,
      textstyle=smallcaps,
      % align={flushleft},
    ]
  
  \setuphead
    [section]
    [
      align={middle},
      % align={middle, hyphenated, verytolerant},
      % tolerance=verytolerant,
      % after={\startsectioncolumns},
      % % before={\nowhitespace},
      % before={\blank[none]\nowhitespace\hairline\blank[none]},
      % after={\blank[none]\nowhitespace\hairline\blank[none]},
      % beforesection={\blank[none]},
      % aftersection={\blank[none]},
      % aftersection={\stopsectioncolumns},
    ]
  \setuphead
    [subsection]
    [
      % align={flushleft, nothyphenated, verytolerant},
      % align={middle, hyphenated, verytolerant},
      % tolerance=verytolerant,
      align={middle},
      % before={\thinrule},
      % after={\thinrule},
      % strut=yes,
      % grid=yes,
      % beforesubsection={\blank[none]\nowhitespace},
      % aftersubsection={\blank[none]\nowhitespace\blank[none]},
    ]
  \setuphead
    [subsubsection, subsubsubsection, subsubsubsubsection]
    [
      % align={flushleft, hyphenated, verytolerant},
      % tolerance=verytolerant,
      align={flushleft},
      before={\blank[medium]},
      after={\blank[medium]},
      % after={},
      % before={\blank[big]},
      % % % before={\nowhitespace},
      % % after={\blank[none]},
      % % % after={\startsectioncolumns},
      % % beforesubsubsection={\blank[none]},
      % % aftersubsubsection={\blank[none]},
      % % % aftersection={\stopsectioncolumns},
    ]
  
  \setuphead[section][before={\blank[big]\hrule}, after={\blank[none]\hrule\blank[big]}]
  \setuphead[subsection][before={\blank[big]\hrule}, after={\blank[none]\hrule\blank[big]}]
  
  \setupfootertexts
    [Mohamed Bana — Curriculum Vitae, {\bf{Modified: }}{\currentdate[day,month,year]}]
    % []
  
    % []
  % \setupfootertexts
  %   [Mohamed Bana — Curriculum Vitae]
  %   [{\bf{Last Updated: }}{\currentdate[weekday,{, },day,month,year], \currenttime[h,{\,:\,},m]}]
  % \setupfootertexts
  %   [{\bf{Last Updated: }}{\currentdate[weekday,month,day,{, },year]}]
  
  \setuppagenumbering[alternative=doublesided, location={footer,right},style=smallcaps,textstyle=smallcaps,numberstyle=smallcaps,conversion=romannumerals,state=stop]
  % \setuppagenumbering[location={footer,middle},style=smallcaps,conversion=romannumerals]
  
  \setupheader[state=high]
  \setupfooter[state=high]
  
  % For \url:
  \setupurl
     [color=red,
      style=\tf]
  
  % For \goto and \from:
  \setupinteraction
     [state=start,
      color=red,
      style=\tf]
<office:body>
<office:text>
<text:p text:style-name="Title">Cover Letter</text:p>
<text:p text:style-name="Author">Mohamed Bana</text:p>
<text:p text:style-name="Date">Monday, 10 August 2020, 08:52:44 UTC</text:p>
<text:h text:style-name="Heading_20_2" text:outline-level="2"><text:bookmark-start text:name="intro"/>Intro<text:bookmark-end text:name="intro"/></text:h>
<text:p text:style-name="First_20_paragraph">I am a well-rounded Software Engineer, and I understand what it takes to release a product having worked on the back-end, front-end, testing and finally the deployment aspect of several products.</text:p>
<text:h text:style-name="Heading_20_2" text:outline-level="2"><text:bookmark-start text:name="background"/>Background<text:bookmark-end text:name="background"/></text:h>
<text:p text:style-name="First_20_paragraph">A role involving web technologies hosted on a cloud-based backend. I’ve worked on all the tiers of a software product, so I can appreciate the different concerns expressed at each level. I feel the latest trend in web technologies; quick prototyping, large selection of libraries, ease of programming and its cross-platform support is where the future is heading. This, distributed systems and big data algorithms are where I am focusing my current efforts—all of which are equally interesting to me.</text:p>
<text:p text:style-name="Text_20_body">I’m a well-rounded engineer and I’m able to see the delivery, from beginning to end, of a software stack. This includes the building, testing and continuous delivery of the solution. I have examples in my repositories that demonstrate all these in a cloud environment:</text:p>
<text:list text:style-name="L1">
  <text:list-item>
    <text:p text:style-name="P1">Go/Golang backends.</text:p>
  </text:list-item>
  <text:list-item>
    <text:p text:style-name="P1">Building frontends in JavaScript.</text:p>
  </text:list-item>
  <text:list-item>
    <text:p text:style-name="P1">Complete end-to-end testing of the final project.</text:p>
  </text:list-item>
  <text:list-item>
    <text:p text:style-name="P1">CI builds on the cloud.</text:p>
  </text:list-item>
  <text:list-item>
    <text:p text:style-name="P1">Deployment on the cloud using Google Cloud Platform (GCP).</text:p>
  </text:list-item>
  <text:list-item>
    <text:p text:style-name="P1">Containerising software using Docker.</text:p>
  </text:list-item>
  <text:list-item>
    <text:p text:style-name="P1">Orchestrating the built containers using Kubernetes.</text:p>
  </text:list-item>
</text:list>
<text:h text:style-name="Heading_20_3" text:outline-level="3"><text:bookmark-start text:name="job-preferences"/>Job Preferences<text:bookmark-end text:name="job-preferences"/></text:h>
<text:h text:style-name="Heading_20_4" text:outline-level="4"><text:bookmark-start text:name="salary-and-notice-period"/>Salary and notice period<text:bookmark-end text:name="salary-and-notice-period"/></text:h>
<text:p text:style-name="First_20_paragraph">I’m willing to negotiate on this as it depends on a few things, that said:</text:p>
<text:list text:style-name="L2">
  <text:list-item>
    <text:p text:style-name="P2">If it’s a contracting role, minimum of £580 per day.</text:p>
  </text:list-item>
  <text:list-item>
    <text:p text:style-name="P2">If it’s a permanent position, minimum of £90,000 per year.</text:p>
  </text:list-item>
</text:list>
<text:p text:style-name="First_20_paragraph">I’m available to start immediately.</text:p>
<text:h text:style-name="Heading_20_4" text:outline-level="4"><text:bookmark-start text:name="work-locations-considered"/>Work locations considered<text:bookmark-end text:name="work-locations-considered"/></text:h>
<text:p text:style-name="First_20_paragraph">Ideally, a remote role with an office in London.</text:p>
<text:p text:style-name="Text_20_body">If it’s not fully remote, an office in East London would be perfect, e.g., Canary Wharf, Aldgate (East).</text:p>
<text:h text:style-name="Heading_20_4" text:outline-level="4"><text:bookmark-start text:name="key-skills-and-preferred-job-role"/>Key skills and preferred job role<text:bookmark-end text:name="key-skills-and-preferred-job-role"/></text:h>
<text:p text:style-name="First_20_paragraph">I’m flexible in terms of the choice of framework used, however, my ideal role will involve (any of) the following:</text:p>
<text:list text:style-name="L3">
  <text:list-item>
    <text:p text:style-name="P3">Backend: Ideally Go/Golang as I have good experience with this.</text:p>
  </text:list-item>
  <text:list-item>
    <text:p text:style-name="P3">Frontend: JavaScript or any language that targets JavaScript on the frontend side, my ideal choice would be TypeScript. I would prefer to use Vue.js as the underlying framework that the UI is built with.</text:p>
  </text:list-item>
  <text:list-item>
    <text:p text:style-name="P3">Roles where Linux, Google Cloud Platform (GCP)/Azure/AWS, Docker and Kubernetes are being used. Open Banking would be a plus.</text:p>
  </text:list-item>
  <text:list-item>
    <text:p text:style-name="P3">I’m up for learning more of Rust. It’s just a hobby at the moment.</text:p>
  </text:list-item>
</text:list>
<text:p text:style-name="First_20_paragraph"><text:span text:style-name="T1">Summary:</text:span> (Full Stack) Senior Software Engineer: Golang, Vue.js, Linux, Docker, Docker-Compose, Kubernetes, Cloud Computing, Google Cloud Computing (GCP).</text:p>
<text:h text:style-name="Heading_20_4" text:outline-level="4"><text:bookmark-start text:name="any-visa-restrictions-if-applicable-ilr-tier-2-dependant-visa-etc"/>Any visa restrictions – if applicable (ILR, Tier 2, Dependant visa etc)<text:bookmark-end text:name="any-visa-restrictions-if-applicable-ilr-tier-2-dependant-visa-etc"/></text:h>
<text:list text:style-name="L4">
  <text:list-item>
    <text:p text:style-name="P4"><text:span text:style-name="T1">Passport/Nationality:</text:span> I have a British Passport, national insurance number, British Citizenship etc.</text:p>
  </text:list-item>
  <text:list-item>
    <text:p text:style-name="P4"><text:span text:style-name="T1">Drivers Licence:</text:span> Full UK Driving Licence.</text:p>
  </text:list-item>
  <text:list-item>
    <text:p text:style-name="P4"><text:span text:style-name="T1">Background/Criminal Check:</text:span></text:p><text:list text:style-name="L5">
      <text:list-item>
        <text:p text:style-name="P5"><text:a xlink:type="simple" xlink:href="https://www.gov.uk/request-copy-criminal-record" office:name=""><text:span text:style-name="Definition">Basic Disclosure and Barring Service (DBS) check</text:span></text:a>: Certificate was issued on 31 July 2020.</text:p><text:p text:style-name="P6"><text:span text:style-name="T1">Police Records of Convictions, Cautions, Reprimands and Warnings:</text:span></text:p>
        <text:p text:style-name="P6">NONE RECORDED</text:p>
      </text:list-item>
      <text:list-item>
        <text:p text:style-name="P5"><text:a xlink:type="simple" xlink:href="https://www.acro.police.uk/police_certificates.aspx" office:name=""><text:span text:style-name="Definition">Police Certificates - ACRO Criminal Records Office</text:span></text:a>: Certificate was issued on 18 February 2020.</text:p><text:p text:style-name="P7"><text:span text:style-name="T1">Summary of convictions and reprimands/warnings/cautions/impending prosecutions/under investigations held on UK police databases and disclosed in accordance with the ACRO stepdown model:</text:span></text:p>
        <text:p text:style-name="P7">NO TRACE.</text:p><text:p text:style-name="P5">I have requested a new certificate and this should arrive between the 15th/28th of August 2020.</text:p>
      </text:list-item>
    </text:list>
  </text:list-item>
</text:list>
<text:p text:style-name="First_20_paragraph">I’ve a limited company called BANAIO LTD which I started in March 2017 and I’ve been a contractor since then. I would prefer to stick to contracting but I will also consider a permanent position.</text:p>
<text:h text:style-name="Heading_20_4" text:outline-level="4"><text:bookmark-start text:name="reason-for-looking-for-new-role"/>Reason for looking for new role<text:bookmark-end text:name="reason-for-looking-for-new-role"/></text:h>
<text:p text:style-name="First_20_paragraph">Last contract finished on the 1st of January 2020.</text:p>
<text:p text:style-name="Text_20_body">Kind regards,</text:p>
<text:p text:style-name="Text_20_body">Mohamed Bana</text:p>
<text:p text:style-name="Horizontal_20_Line"/>
<text:p text:style-name="First_20_paragraph"><text:a xlink:type="simple" xlink:href="https://bana.io" office:name=""><text:span text:style-name="Definition">https://bana.io</text:span></text:a> — <text:a xlink:type="simple" xlink:href="mailto:m@bana.io" office:name=""><text:span text:style-name="Definition">m@bana.io</text:span></text:a> — <text:a xlink:type="simple" xlink:href="tel:+44-7960-045-281" office:name=""><text:span text:style-name="Definition">+44-7960-045-281</text:span></text:a></text:p>
</office:text>
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ver Letter</dc:title>
    <dc:creator>Mohamed Bana</dc:creator>
    <meta:user-defined meta_name="contrastcolor" meta-value-type="string">blue</meta:user-defined>
    <meta:user-defined meta_name="fontsize" meta-value-type="string">11pt</meta:user-defined>
    <meta:user-defined meta_name="includesource" meta-value-type="string">True</meta:user-defined>
    <meta:user-defined meta_name="linkcolor" meta-value-type="string">red</meta:user-defined>
    <meta:user-defined meta_name="linkstyle" meta-value-type="string">boldslanted</meta:user-defined>
    <meta:user-defined meta_name="lof" meta-value-type="string">False</meta:user-defined>
    <meta:user-defined meta_name="lot" meta-value-type="string">False</meta:user-defined>
    <meta:user-defined meta_name="next" meta-value-type="string">./about-me</meta:user-defined>
    <meta:user-defined meta_name="prev" meta-value-type="string">./cv-download</meta:user-defined>
    <meta:user-defined meta_name="sidebar" meta-value-type="string">auto</meta:user-defined>
    <meta:user-defined meta_name="subtitle" meta-value-type="string">Full Stack Senior Software Engineer</meta:user-defined>
    <meta:user-defined meta_name="tags" meta-value-type="string"/>
    <meta:user-defined meta_name="toc" meta-value-type="string">False</meta:user-defined>
    <meta:user-defined meta_name="whitespace" meta-value-type="string">small</meta:user-defined>
  </office:meta>
</office:document-meta>
</file>